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8in" style:rel-column-width="7984*"/>
    </style:style>
    <style:style style:name="WriteCommands.B" style:family="table-column">
      <style:table-column-properties style:column-width="1.3396in" style:rel-column-width="12677*"/>
    </style:style>
    <style:style style:name="WriteCommands.C" style:family="table-column">
      <style:table-column-properties style:column-width="0.7903in" style:rel-column-width="7478*"/>
    </style:style>
    <style:style style:name="WriteCommands.H" style:family="table-column">
      <style:table-column-properties style:column-width="0.791in" style:rel-column-width="7484*"/>
    </style:style>
    <style:style style:name="WriteCommands.A1" style:family="table-cell">
      <style:table-cell-properties fo:padding="0.0382in" fo:border-left="0.0007in solid #000000" fo:border-right="none" fo:border-top="0.0007in solid #000000" fo:border-bottom="0.0007in solid #000000"/>
    </style:style>
    <style:style style:name="WriteCommands.H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H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TimesNewRomanPSMT" fo:font-size="12pt"/>
    </style:style>
    <style:style style:name="P14" style:family="paragraph" style:parent-style-name="Text_20_body">
      <style:paragraph-properties fo:margin-top="0in" fo:margin-bottom="0in"/>
    </style:style>
    <style:style style:name="P15" style:family="paragraph" style:parent-style-name="Text_20_body">
      <style:paragraph-properties fo:margin-top="0in" fo:margin-bottom="0in"/>
      <style:text-properties style:font-name="TimesNewRomanPSMT" fo:font-size="12pt"/>
    </style:style>
    <style:style style:name="P16" style:family="paragraph" style:parent-style-name="Text_20_body">
      <style:paragraph-properties fo:margin-top="0in" fo:margin-bottom="0in" fo:text-align="center" style:justify-single-word="false"/>
      <style:text-properties style:font-name="TimesNewRomanPSMT" fo:font-size="12pt"/>
    </style:style>
    <style:style style:name="P17"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8" style:family="paragraph" style:parent-style-name="Standard">
      <style:paragraph-properties fo:margin-top="0in" fo:margin-bottom="0in"/>
    </style:style>
    <style:style style:name="P19" style:family="paragraph" style:parent-style-name="Table_20_Contents">
      <style:paragraph-properties fo:margin-top="0in" fo:margin-bottom="0in"/>
    </style:style>
    <style:style style:name="P20" style:family="paragraph" style:parent-style-name="Table_20_Contents">
      <style:paragraph-properties fo:margin-top="0in" fo:margin-bottom="0in" fo:text-align="center" style:justify-single-word="false"/>
    </style:style>
    <style:style style:name="P21" style:family="paragraph" style:parent-style-name="Table_20_Contents">
      <style:paragraph-properties fo:margin-top="0in" fo:margin-bottom="0in" fo:text-align="center" style:justify-single-word="false"/>
      <style:text-properties style:text-rotation-angle="90" style:text-rotation-scale="line-height"/>
    </style:style>
    <style:style style:name="P22" style:family="paragraph" style:parent-style-name="Table_20_Contents">
      <style:paragraph-properties fo:margin-top="0in" fo:margin-bottom="0in" fo:text-align="center" style:justify-single-word="false"/>
      <style:text-properties style:text-rotation-angle="0" style:text-rotation-scale="line-height"/>
    </style:style>
    <style:style style:name="P23" style:family="paragraph" style:parent-style-name="Table_20_Heading">
      <style:paragraph-properties fo:margin-top="0in" fo:margin-bottom="0in"/>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Heading_20_1" style:master-page-name="First_20_Page">
      <style:paragraph-properties style:page-number="auto"/>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390637584" text:id="ct1390637584">
          <text:insertion>
            <office:change-info>
              <dc:creator>Bob Jacobsen</dc:creator>
              <dc:date>2013-01-31T07:56:00</dc:date>
            </office:change-info>
          </text:insertion>
        </text:changed-region>
        <text:changed-region xml:id="ct1390538448" text:id="ct1390538448">
          <text:deletion>
            <office:change-info>
              <dc:creator>Bob Jacobsen</dc:creator>
              <dc:date>2013-01-31T07:56:00</dc:date>
            </office:change-info>
            <text:h text:style-name="Heading_20_1" text:outline-level="1"/>
            <text:h text:style-name="Heading_20_1" text:outline-level="1"/>
          </text:deletion>
        </text:changed-region>
        <text:changed-region xml:id="ct1390618368" text:id="ct1390618368">
          <text:insertion>
            <office:change-info>
              <dc:creator>Bob Jacobsen</dc:creator>
              <dc:date>2013-01-31T07:56:00</dc:date>
            </office:change-info>
          </text:insertion>
        </text:changed-region>
        <text:changed-region xml:id="ct1323127072" text:id="ct1323127072">
          <text:insertion>
            <office:change-info>
              <dc:creator>Bob Jacobsen</dc:creator>
              <dc:date>2013-01-31T07:58:00</dc:date>
            </office:change-info>
          </text:insertion>
        </text:changed-region>
        <text:changed-region xml:id="ct1390506400" text:id="ct1390506400">
          <text:deletion>
            <office:change-info>
              <dc:creator>Bob Jacobsen</dc:creator>
              <dc:date>2012-09-02T13:15:00</dc:date>
            </office:change-info>
            <text:p text:style-name="Standard">t</text:p>
          </text:deletion>
        </text:changed-region>
        <text:changed-region xml:id="ct1390507632" text:id="ct1390507632">
          <text:insertion>
            <office:change-info>
              <dc:creator>Bob Jacobsen</dc:creator>
              <dc:date>2012-09-02T13:13:00</dc:date>
            </office:change-info>
          </text:insertion>
        </text:changed-region>
        <text:changed-region xml:id="ct1390598512" text:id="ct1390598512">
          <text:insertion>
            <office:change-info>
              <dc:creator>Bob Jacobsen</dc:creator>
              <dc:date>2012-09-02T13:14:00</dc:date>
            </office:change-info>
          </text:insertion>
        </text:changed-region>
        <text:changed-region xml:id="ct1390547696" text:id="ct1390547696">
          <text:insertion>
            <office:change-info>
              <dc:creator>Bob Jacobsen</dc:creator>
              <dc:date>2012-09-02T13:15:00</dc:date>
            </office:change-info>
          </text:insertion>
        </text:changed-region>
        <text:changed-region xml:id="ct1390599056" text:id="ct1390599056">
          <text:insertion>
            <office:change-info>
              <dc:creator>Bob Jacobsen</dc:creator>
              <dc:date>2012-09-02T13:16:00</dc:date>
            </office:change-info>
          </text:insertion>
        </text:changed-region>
        <text:changed-region xml:id="ct1293900736" text:id="ct1293900736">
          <text:insertion>
            <office:change-info>
              <dc:creator>Bob Jacobsen</dc:creator>
              <dc:date>2013-01-31T12:37:00</dc:date>
            </office:change-info>
          </text:insertion>
        </text:changed-region>
        <text:changed-region xml:id="ct1390499360" text:id="ct1390499360">
          <text:insertion>
            <office:change-info>
              <dc:creator>Bob Jacobsen</dc:creator>
              <dc:date>2013-01-31T12: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7053099928374250260" text:style-name="L1">
        <text:list-item>
          <text:p text:style-name="P24">Don't assume that the information actually has to be stored that way, as linear memory. <text:s/>The node can remap the information that's being read or written into whatever internal organization it needs.</text:p>
        </text:list-item>
        <text:list-item>
          <text:p text:style-name="P24">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4">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1390637584"/></text:p>
      <text:h text:style-name="Heading_20_1" text:outline-level="1"><text:change-end text:change-id="ct1390637584"/><text:change text:change-id="ct1390538448"/><text:change-start text:change-id="ct1390618368"/>General</text:h>
      <text:h text:style-name="Heading_20_2" text:outline-level="2">Message Structure</text:h>
      <text:p text:style-name="Standard">This section is about helping implementors see how to decode the message format.</text:p>
      <table:table table:name="WriteCommands" table:style-name="WriteCommands">
        <table:table-column table:style-name="WriteCommands.A"/>
        <table:table-column table:style-name="WriteCommands.B"/>
        <table:table-column table:style-name="WriteCommands.C" table:number-columns-repeated="5"/>
        <table:table-column table:style-name="WriteCommands.H"/>
        <table:table-header-rows>
          <text:soft-page-break/>
          <table:table-row>
            <table:table-cell table:style-name="WriteCommands.A1" office:value-type="string">
              <text:p text:style-name="P23"/>
            </table:table-cell>
            <table:table-cell table:style-name="WriteCommands.A1" office:value-type="string">
              <text:p text:style-name="P23"/>
            </table:table-cell>
            <table:table-cell table:style-name="WriteCommands.A1" office:value-type="string">
              <text:p text:style-name="P23">Write</text:p>
            </table:table-cell>
            <table:table-cell table:style-name="WriteCommands.A1" office:value-type="string">
              <text:p text:style-name="P23">Write Under Mask</text:p>
            </table:table-cell>
            <table:table-cell table:style-name="WriteCommands.A1" office:value-type="string">
              <text:p text:style-name="P23">Write Stream</text:p>
            </table:table-cell>
            <table:table-cell table:style-name="WriteCommands.A1" office:value-type="string">
              <text:p text:style-name="P23">Read</text:p>
            </table:table-cell>
            <table:table-cell table:style-name="WriteCommands.A1" office:value-type="string">
              <text:p text:style-name="P23">Read-Reply</text:p>
            </table:table-cell>
            <table:table-cell table:style-name="WriteCommands.H1" office:value-type="string">
              <text:p text:style-name="P23">Read Stream</text:p>
            </table:table-cell>
          </table:table-row>
        </table:table-header-rows>
        <table:table-row>
          <table:table-cell table:style-name="WriteCommands.A2" table:number-columns-spanned="2" office:value-type="string">
            <text:p text:style-name="P19">Datagram Type Byte</text:p>
          </table:table-cell>
          <table:covered-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H2" office:value-type="string">
            <text:p text:style-name="P20">0x20</text:p>
          </table:table-cell>
        </table:table-row>
        <table:table-row>
          <table:table-cell table:style-name="WriteCommands.A2" table:number-rows-spanned="8" office:value-type="string">
            <text:p text:style-name="P19">Command Byte (Upper is MSB, lower is LSB)</text:p>
          </table:table-cell>
          <table:table-cell table:style-name="WriteCommands.A2" office:value-type="string">
            <text:p text:style-name="P19">Command Type <text:line-break/>(2 bits)</text:p>
          </table:table-cell>
          <table:table-cell table:style-name="WriteCommands.A2" office:value-type="string">
            <text:p text:style-name="P20">0b00</text:p>
          </table:table-cell>
          <table:table-cell table:style-name="WriteCommands.A2" office:value-type="string">
            <text:p text:style-name="P20">0b00</text:p>
          </table:table-cell>
          <table:table-cell table:style-name="WriteCommands.A2" office:value-type="string">
            <text:p text:style-name="P20">0b00</text:p>
          </table:table-cell>
          <table:table-cell table:style-name="WriteCommands.A2" office:value-type="string">
            <text:p text:style-name="P20">0b01</text:p>
          </table:table-cell>
          <table:table-cell table:style-name="WriteCommands.A2" office:value-type="string">
            <text:p text:style-name="P20">0b01</text:p>
          </table:table-cell>
          <table:table-cell table:style-name="WriteCommands.H2" office:value-type="string">
            <text:p text:style-name="P20">0b01</text:p>
          </table:table-cell>
        </table:table-row>
        <table:table-row>
          <table:covered-table-cell/>
          <table:table-cell table:style-name="WriteCommands.A2" office:value-type="string">
            <text:p text:style-name="P15">Stream/Datagram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1</text:p>
          </table:table-cell>
        </table:table-row>
        <table:table-row>
          <table:covered-table-cell/>
          <table:table-cell table:style-name="WriteCommands.A2" office:value-type="string">
            <text:p text:style-name="P15">ReadReply/Write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H2" office:value-type="string">
            <text:p text:style-name="P20">0b0</text:p>
          </table:table-cell>
        </table:table-row>
        <table:table-row>
          <table:covered-table-cell/>
          <table:table-cell table:style-name="WriteCommands.A2" office:value-type="string">
            <text:p text:style-name="P19">Under Mask <text:line-break/>(1 bit)</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A2" office:value-type="string">
            <text:p text:style-name="P20">0b0</text:p>
          </table:table-cell>
          <table:table-cell table:style-name="WriteCommands.A2" office:value-type="string">
            <text:p text:style-name="P20"/>
          </table:table-cell>
          <table:table-cell table:style-name="WriteCommands.A2" office:value-type="string">
            <text:p text:style-name="P20"/>
          </table:table-cell>
          <table:table-cell table:style-name="WriteCommands.H2" office:value-type="string">
            <text:p text:style-name="P20"/>
          </table:table-cell>
        </table:table-row>
        <table:table-row>
          <table:covered-table-cell/>
          <table:table-cell table:style-name="WriteCommands.A2" office:value-type="string">
            <text:p text:style-name="P19">Reserved (1 bit)</text:p>
          </table:table-cell>
          <table:table-cell table:style-name="WriteCommands.A2" office:value-type="string">
            <text:p text:style-name="P20"/>
          </table:table-cell>
          <table:table-cell table:style-name="WriteCommands.A2" office:value-type="string">
            <text:p text:style-name="P20"/>
          </table:table-cell>
          <table:table-cell table:style-name="WriteCommands.A2" office:value-type="string">
            <text:p text:style-name="P20"/>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0</text:p>
          </table:table-cell>
        </table:table-row>
        <table:table-row>
          <table:covered-table-cell/>
          <table:table-cell table:style-name="WriteCommands.A2" office:value-type="string">
            <text:p text:style-name="P19">Reserved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0</text:p>
          </table:table-cell>
        </table:table-row>
        <table:table-row>
          <table:covered-table-cell/>
          <table:table-cell table:style-name="WriteCommands.A2" office:value-type="string">
            <text:p text:style-name="P19">Address Space <text:line-break/>(2 bits)</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H2" office:value-type="string">
            <text:p text:style-name="P20">0b00-0b11</text:p>
          </table:table-cell>
        </table:table-row>
        <table:table-row>
          <table:covered-table-cell/>
          <table:table-cell table:style-name="WriteCommands.A2" office:value-type="string">
            <text:p text:style-name="P19">Full byte value</text:p>
          </table:table-cell>
          <table:table-cell table:style-name="WriteCommands.A2" office:value-type="string">
            <text:p text:style-name="P20">0x00-0x03</text:p>
          </table:table-cell>
          <table:table-cell table:style-name="WriteCommands.A2" office:value-type="string">
            <text:p text:style-name="P20">0x18-0x1B</text:p>
          </table:table-cell>
          <table:table-cell table:style-name="WriteCommands.A2" office:value-type="string">
            <text:p text:style-name="P20">0x20-0x23</text:p>
          </table:table-cell>
          <table:table-cell table:style-name="WriteCommands.A2" office:value-type="string">
            <text:p text:style-name="P20">0x40-0x43</text:p>
          </table:table-cell>
          <table:table-cell table:style-name="WriteCommands.A2" office:value-type="string">
            <text:p text:style-name="P20">0x50-0x53</text:p>
          </table:table-cell>
          <table:table-cell table:style-name="WriteCommands.H2" office:value-type="string">
            <text:p text:style-name="P20">0x70-0x73</text:p>
          </table:table-cell>
        </table:table-row>
        <table:table-row>
          <table:table-cell table:style-name="WriteCommands.A2" table:number-columns-spanned="2" office:value-type="string">
            <text:p text:style-name="P19">4 bytes</text:p>
          </table:table-cell>
          <table:covered-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H2" office:value-type="string">
            <text:p text:style-name="P20">Address</text:p>
          </table:table-cell>
        </table:table-row>
        <table:table-row>
          <table:table-cell table:style-name="WriteCommands.A2" table:number-columns-spanned="2" office:value-type="string">
            <text:p text:style-name="P19">Optional byte, present when Address Space bits above == 0b00</text:p>
          </table:table-cell>
          <table:covered-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H2" office:value-type="string">
            <text:p text:style-name="P20">Address Space</text:p>
          </table:table-cell>
        </table:table-row>
        <table:table-row>
          <table:table-cell table:style-name="WriteCommands.A2" table:number-columns-spanned="2" office:value-type="string">
            <text:p text:style-name="P19">Remainder</text:p>
          </table:table-cell>
          <table:covered-table-cell/>
          <table:table-cell table:style-name="WriteCommands.A2" office:value-type="string">
            <text:p text:style-name="P20">Data <text:line-break/>(1-64 bytes)</text:p>
          </table:table-cell>
          <table:table-cell table:style-name="WriteCommands.A2" office:value-type="string">
            <text:p text:style-name="P20">Data and Mask <text:line-break/>(2-64 bytes)</text:p>
          </table:table-cell>
          <table:table-cell table:style-name="WriteCommands.A2" office:value-type="string">
            <text:p text:style-name="P20">Stream Definition Info</text:p>
          </table:table-cell>
          <table:table-cell table:style-name="WriteCommands.A2" office:value-type="string">
            <text:p text:style-name="P20">Count <text:line-break/>(1 byte, <text:line-break/>1-64)</text:p>
          </table:table-cell>
          <table:table-cell table:style-name="WriteCommands.A2" office:value-type="string">
            <text:p text:style-name="P20">Data<text:line-break/>(1-64 bytes)</text:p>
          </table:table-cell>
          <table:table-cell table:style-name="WriteCommands.H2" office:value-type="string">
            <text:p text:style-name="P20">Count<text:line-break/>(4 bytes), then Stream Definition Info</text:p>
          </table:table-cell>
        </table:table-row>
      </table:table>
      <text:p text:style-name="Standard"/>
      <text:p text:style-name="Heading"><text:change-end text:change-id="ct1390618368"/><text:change-start text:change-id="ct1323127072"/><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3"/>
            </table:table-cell>
            <table:table-cell table:style-name="RequiredCommands.A1" office:value-type="string">
              <text:p text:style-name="P23"/>
            </table:table-cell>
            <table:table-cell table:style-name="RequiredCommands.A1" office:value-type="string">
              <text:p text:style-name="P23">Get Config Options</text:p>
            </table:table-cell>
            <table:table-cell table:style-name="RequiredCommands.A1" office:value-type="string">
              <text:p text:style-name="P23">Get Config Options Reply</text:p>
            </table:table-cell>
            <table:table-cell table:style-name="RequiredCommands.A1" office:value-type="string">
              <text:p text:style-name="P23">Get Addr Space Info </text:p>
            </table:table-cell>
            <table:table-cell table:style-name="RequiredCommands.A1" office:value-type="string">
              <text:p text:style-name="P23">Get Address Space Info Reply</text:p>
            </table:table-cell>
            <table:table-cell table:style-name="RequiredCommands.G1" office:value-type="string">
              <text:p text:style-name="P23">Freeze/<text:line-break/>Unfreeze</text:p>
            </table:table-cell>
          </table:table-row>
        </table:table-header-rows>
        <table:table-row>
          <table:table-cell table:style-name="RequiredCommands.A2" table:number-columns-spanned="2" office:value-type="string">
            <text:p text:style-name="P19">Datagram Type Byte</text:p>
          </table:table-cell>
          <table:covered-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G2" office:value-type="string">
            <text:p text:style-name="P20">0x20</text:p>
          </table:table-cell>
        </table:table-row>
        <table:table-row>
          <table:table-cell table:style-name="RequiredCommands.A2" table:number-rows-spanned="6" office:value-type="string">
            <text:p text:style-name="P19">Command Byte (Upper is MSB, lower is LSB)</text:p>
          </table:table-cell>
          <table:table-cell table:style-name="RequiredCommands.A2" office:value-type="string">
            <text:p text:style-name="P19">Command Type </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G2" office:value-type="string">
            <text:p text:style-name="P20">0b10</text:p>
          </table:table-cell>
        </table:table-row>
        <table:table-row>
          <table:covered-table-cell/>
          <table:table-cell table:style-name="RequiredCommands.A2" office:value-type="string">
            <text:p text:style-name="P15">Operation Type</text:p>
          </table:table-cell>
          <table:table-cell table:style-name="RequiredCommands.A2" office:value-type="string">
            <text:p text:style-name="P20">0b0000</text:p>
          </table:table-cell>
          <table:table-cell table:style-name="RequiredCommands.A2" office:value-type="string">
            <text:p text:style-name="P20">0b0000</text:p>
          </table:table-cell>
          <table:table-cell table:style-name="RequiredCommands.A2" office:value-type="string">
            <text:p text:style-name="P20">0b0001</text:p>
          </table:table-cell>
          <table:table-cell table:style-name="RequiredCommands.A2" office:value-type="string">
            <text:p text:style-name="P20">0b0001</text:p>
          </table:table-cell>
          <table:table-cell table:style-name="RequiredCommands.G2" office:value-type="string">
            <text:p text:style-name="P20">0b1000</text:p>
          </table:table-cell>
        </table:table-row>
        <table:table-row>
          <table:covered-table-cell/>
          <table:table-cell table:style-name="RequiredCommands.A2" office:value-type="string">
            <text:p text:style-name="P15">Reply</text:p>
          </table:table-cell>
          <table:table-cell table:style-name="RequiredCommands.A2" office:value-type="string">
            <text:p text:style-name="P20">0b0</text:p>
          </table:table-cell>
          <table:table-cell table:style-name="RequiredCommands.A2" office:value-type="string">
            <text:p text:style-name="P20">0b1</text:p>
          </table:table-cell>
          <table:table-cell table:style-name="RequiredCommands.A2" office:value-type="string">
            <text:p text:style-name="P20">0b0</text:p>
          </table:table-cell>
          <table:table-cell table:style-name="RequiredCommands.A2" office:value-type="string">
            <text:p text:style-name="P20">0b1</text:p>
          </table:table-cell>
          <table:table-cell table:style-name="RequiredCommands.G2" office:value-type="string">
            <text:p text:style-name="P20"/>
          </table:table-cell>
        </table:table-row>
        <table:table-row>
          <table:covered-table-cell/>
          <table:table-cell table:style-name="RequiredCommands.A2" office:value-type="string">
            <text:p text:style-name="P19">Reserved</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G2" office:value-type="string">
            <text:p text:style-name="P20">0b0</text:p>
          </table:table-cell>
        </table:table-row>
        <table:table-row>
          <table:covered-table-cell/>
          <table:table-cell table:style-name="RequiredCommands.A2" office:value-type="string">
            <text:p text:style-name="P19">Freeze/<text:line-break/>Unfreeze </text:p>
          </table:table-cell>
          <table:table-cell table:style-name="RequiredCommands.A2" office:value-type="string">
            <text:p text:style-name="P20"/>
          </table:table-cell>
          <table:table-cell table:style-name="RequiredCommands.A2" office:value-type="string">
            <text:p text:style-name="P20"/>
          </table:table-cell>
          <table:table-cell table:style-name="RequiredCommands.A2" office:value-type="string">
            <text:p text:style-name="P20"/>
          </table:table-cell>
          <table:table-cell table:style-name="RequiredCommands.A2" office:value-type="string">
            <text:p text:style-name="P20"/>
          </table:table-cell>
          <table:table-cell table:style-name="RequiredCommands.G2" office:value-type="string">
            <text:p text:style-name="P20">Freeze 0b1<text:line-break/>Unfreeze 0b0</text:p>
          </table:table-cell>
        </table:table-row>
        <table:table-row>
          <table:covered-table-cell/>
          <table:table-cell table:style-name="RequiredCommands.A2" office:value-type="string">
            <text:p text:style-name="P19">Byte value</text:p>
          </table:table-cell>
          <table:table-cell table:style-name="RequiredCommands.A2" office:value-type="string">
            <text:p text:style-name="P20">0x80</text:p>
          </table:table-cell>
          <table:table-cell table:style-name="RequiredCommands.A2" office:value-type="string">
            <text:p text:style-name="P20">0x82</text:p>
          </table:table-cell>
          <table:table-cell table:style-name="RequiredCommands.A2" office:value-type="string">
            <text:p text:style-name="P20">0x84</text:p>
          </table:table-cell>
          <table:table-cell table:style-name="RequiredCommands.A2" office:value-type="string">
            <text:p text:style-name="P20">0x86</text:p>
          </table:table-cell>
          <table:table-cell table:style-name="RequiredCommands.G2" office:value-type="string">
            <text:p text:style-name="P20">0xA0-0xA1</text:p>
          </table:table-cell>
        </table:table-row>
        <table:table-row>
          <table:table-cell table:style-name="RequiredCommands.A2" table:number-columns-spanned="2" office:value-type="string">
            <text:p text:style-name="P19">Byte 2</text:p>
          </table:table-cell>
          <table:covered-table-cell/>
          <table:table-cell table:style-name="RequiredCommands.A2" office:value-type="string">
            <text:p text:style-name="P20"/>
          </table:table-cell>
          <table:table-cell table:style-name="RequiredCommands.A2" table:number-rows-spanned="2" office:value-type="string">
            <text:p text:style-name="P20">Available Commands (2 bytes)</text:p>
          </table:table-cell>
          <table:table-cell table:style-name="RequiredCommands.A2" office:value-type="string">
            <text:p text:style-name="P20">Address Space </text:p>
          </table:table-cell>
          <table:table-cell table:style-name="RequiredCommands.A2" office:value-type="string">
            <text:p text:style-name="P20">Address Space </text:p>
          </table:table-cell>
          <table:table-cell table:style-name="RequiredCommands.G2" office:value-type="string">
            <text:p text:style-name="P20"/>
          </table:table-cell>
        </table:table-row>
        <table:table-row>
          <table:table-cell table:style-name="RequiredCommands.A2" table:number-columns-spanned="2" office:value-type="string">
            <text:p text:style-name="P19">Byte 3</text:p>
          </table:table-cell>
          <table:covered-table-cell/>
          <table:table-cell table:style-name="RequiredCommands.A2" office:value-type="string">
            <text:p text:style-name="P20"/>
          </table:table-cell>
          <table:covered-table-cell/>
          <table:table-cell table:style-name="RequiredCommands.A2" office:value-type="string">
            <text:p text:style-name="P20"/>
          </table:table-cell>
          <table:table-cell table:style-name="RequiredCommands.A2" table:number-rows-spanned="4" office:value-type="string">
            <text:p text:style-name="P20">Largest Address (4 bytes)</text:p>
          </table:table-cell>
          <table:table-cell table:style-name="RequiredCommands.G2" office:value-type="string">
            <text:p text:style-name="P20"/>
          </table:table-cell>
        </table:table-row>
        <table:table-row>
          <table:table-cell table:style-name="RequiredCommands.A2" table:number-columns-spanned="2" office:value-type="string">
            <text:p text:style-name="P19">Byte 4</text:p>
          </table:table-cell>
          <table:covered-table-cell/>
          <table:table-cell table:style-name="RequiredCommands.A2" office:value-type="string">
            <text:p text:style-name="P20"/>
          </table:table-cell>
          <table:table-cell table:style-name="RequiredCommands.A2" office:value-type="string">
            <text:p text:style-name="P20">Write Lengths</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columns-spanned="2" office:value-type="string">
            <text:p text:style-name="P19">Byte 5</text:p>
          </table:table-cell>
          <table:covered-table-cell/>
          <table:table-cell table:style-name="RequiredCommands.A2" office:value-type="string">
            <text:p text:style-name="P20"/>
          </table:table-cell>
          <table:table-cell table:style-name="RequiredCommands.A2" office:value-type="string">
            <text:p text:style-name="P20">Highest Address Space</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columns-spanned="2" office:value-type="string">
            <text:p text:style-name="P19">Byte 6</text:p>
          </table:table-cell>
          <table:covered-table-cell/>
          <table:table-cell table:style-name="RequiredCommands.A2" office:value-type="string">
            <text:p text:style-name="P20"/>
          </table:table-cell>
          <table:table-cell table:style-name="RequiredCommands.A2" office:value-type="string">
            <text:p text:style-name="P20">Lowest Address Space (0-1 byte)</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rows-spanned="3" table:number-columns-spanned="2" office:value-type="string">
            <text:p text:style-name="P19">Remainder</text:p>
          </table:table-cell>
          <table:covered-table-cell/>
          <table:table-cell table:style-name="RequiredCommands.A2" table:number-rows-spanned="3" office:value-type="string">
            <text:p text:style-name="P20"/>
          </table:table-cell>
          <table:table-cell table:style-name="RequiredCommands.A2" table:number-rows-spanned="3" office:value-type="string">
            <text:p text:style-name="P20">Name (0-N bytes, optional</text:p>
          </table:table-cell>
          <table:table-cell table:style-name="RequiredCommands.A2" table:number-rows-spanned="3" office:value-type="string">
            <text:p text:style-name="P20"/>
          </table:table-cell>
          <table:table-cell table:style-name="RequiredCommands.A2" office:value-type="string">
            <text:p text:style-name="P16">Requires Alignment (4 bits) Low Address Non-zero (1 bit) Read-Only (1 bit) </text:p>
          </table:table-cell>
          <table:table-cell table:style-name="RequiredCommands.G2" table:number-rows-spanned="3" office:value-type="string">
            <text:p text:style-name="P20"/>
          </table:table-cell>
        </table:table-row>
        <table:table-row>
          <table:covered-table-cell/>
          <table:covered-table-cell/>
          <table:covered-table-cell/>
          <table:covered-table-cell/>
          <table:covered-table-cell/>
          <table:table-cell table:style-name="RequiredCommands.A2" office:value-type="string">
            <text:p text:style-name="P13">{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3">{Desc } </text:p>
            <text:p text:style-name="P13">(0-N bytes)</text:p>
          </table:table-cell>
          <table:covered-table-cell/>
        </table:table-row>
      </table:table>
      <text:p text:style-name="P14"/>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23"/>
            </table:table-cell>
            <table:table-cell table:style-name="Table3.A1" office:value-type="string">
              <text:p text:style-name="P23"/>
            </table:table-cell>
            <table:table-cell table:style-name="Table3.A1" office:value-type="string">
              <text:p text:style-name="P23">Lock/<text:line-break/>Reserve</text:p>
            </table:table-cell>
            <table:table-cell table:style-name="Table3.A1" office:value-type="string">
              <text:p text:style-name="P23">Lock/<text:line-break/>Reserve Reply</text:p>
            </table:table-cell>
            <table:table-cell table:style-name="Table3.A1" office:value-type="string">
              <text:p text:style-name="P23">Get Unique ID</text:p>
            </table:table-cell>
            <table:table-cell table:style-name="Table3.A1" office:value-type="string">
              <text:p text:style-name="P23">Get Unique ID Reply</text:p>
            </table:table-cell>
            <table:table-cell table:style-name="Table3.A1" office:value-type="string">
              <text:p text:style-name="P23">Indicate</text:p>
            </table:table-cell>
            <table:table-cell table:style-name="Table3.A1" office:value-type="string">
              <text:p text:style-name="P23">Update Complete</text:p>
            </table:table-cell>
            <table:table-cell table:style-name="Table3.A1" office:value-type="string">
              <text:p text:style-name="P23">Reset/<text:line-break/>Reboot</text:p>
            </table:table-cell>
            <table:table-cell table:style-name="Table3.J1" office:value-type="string">
              <text:p text:style-name="P23">Reinit/<text:line-break/>Factory Reset</text:p>
            </table:table-cell>
          </table:table-row>
        </table:table-header-rows>
        <table:table-row>
          <table:table-cell table:style-name="Table3.A2" table:number-columns-spanned="2" office:value-type="string">
            <text:p text:style-name="P19">Datagram Type Byte</text:p>
          </table:table-cell>
          <table:covered-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J2" office:value-type="string">
            <text:p text:style-name="P20">0x20</text:p>
          </table:table-cell>
        </table:table-row>
        <table:table-row>
          <table:table-cell table:style-name="Table3.A2" table:number-rows-spanned="7" office:value-type="string">
            <text:p text:style-name="P19">Command Byte (Upper is MSB, lower is LSB)</text:p>
          </table:table-cell>
          <table:table-cell table:style-name="Table3.A2" office:value-type="string">
            <text:p text:style-name="P19">Command Type </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J2" office:value-type="string">
            <text:p text:style-name="P20">0b10</text:p>
          </table:table-cell>
        </table:table-row>
        <table:table-row>
          <table:covered-table-cell/>
          <table:table-cell table:style-name="Table3.A2" office:value-type="string">
            <text:p text:style-name="P15">Operation Type</text:p>
          </table:table-cell>
          <table:table-cell table:style-name="Table3.A2" office:value-type="string">
            <text:p text:style-name="P20">0b0010</text:p>
          </table:table-cell>
          <table:table-cell table:style-name="Table3.A2" office:value-type="string">
            <text:p text:style-name="P20">0b0010</text:p>
          </table:table-cell>
          <table:table-cell table:style-name="Table3.A2" office:value-type="string">
            <text:p text:style-name="P20">0b0011</text:p>
          </table:table-cell>
          <table:table-cell table:style-name="Table3.A2" office:value-type="string">
            <text:p text:style-name="P20">0b0011</text:p>
          </table:table-cell>
          <table:table-cell table:style-name="Table3.A2" office:value-type="string">
            <text:p text:style-name="P20">0b1001</text:p>
          </table:table-cell>
          <table:table-cell table:style-name="Table3.A2" office:value-type="string">
            <text:p text:style-name="P20">0b1010</text:p>
          </table:table-cell>
          <table:table-cell table:style-name="Table3.A2" office:value-type="string">
            <text:p text:style-name="P20">0b1010</text:p>
          </table:table-cell>
          <table:table-cell table:style-name="Table3.J2" office:value-type="string">
            <text:p text:style-name="P20">0b1010</text:p>
          </table:table-cell>
        </table:table-row>
        <table:table-row>
          <table:covered-table-cell/>
          <table:table-cell table:style-name="Table3.A2" office:value-type="string">
            <text:p text:style-name="P15">Reply</text:p>
          </table:table-cell>
          <table:table-cell table:style-name="Table3.A2" office:value-type="string">
            <text:p text:style-name="P20">0b0</text:p>
          </table:table-cell>
          <table:table-cell table:style-name="Table3.A2" office:value-type="string">
            <text:p text:style-name="P20">0b1</text:p>
          </table:table-cell>
          <table:table-cell table:style-name="Table3.A2" office:value-type="string">
            <text:p text:style-name="P20">0b0</text:p>
          </table:table-cell>
          <table:table-cell table:style-name="Table3.A2" office:value-type="string">
            <text:p text:style-name="P20">0b1</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Reserved</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Start/Stop</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Start 0b1</text:p>
            <text:p text:style-name="P20">Stop 0b0</text:p>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Sub<text:line-break/>Command</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0b00</text:p>
          </table:table-cell>
          <table:table-cell table:style-name="Table3.A2" office:value-type="string">
            <text:p text:style-name="P20">0b01</text:p>
          </table:table-cell>
          <table:table-cell table:style-name="Table3.J2" office:value-type="string">
            <text:p text:style-name="P20">0b10</text:p>
          </table:table-cell>
        </table:table-row>
        <table:table-row>
          <table:covered-table-cell/>
          <table:table-cell table:style-name="Table3.A2" office:value-type="string">
            <text:p text:style-name="P19">Byte value</text:p>
          </table:table-cell>
          <table:table-cell table:style-name="Table3.A2" office:value-type="string">
            <text:p text:style-name="P20">0x88</text:p>
          </table:table-cell>
          <table:table-cell table:style-name="Table3.A2" office:value-type="string">
            <text:p text:style-name="P20">0x8A</text:p>
          </table:table-cell>
          <table:table-cell table:style-name="Table3.A2" office:value-type="string">
            <text:p text:style-name="P20">0x8C</text:p>
          </table:table-cell>
          <table:table-cell table:style-name="Table3.A2" office:value-type="string">
            <text:p text:style-name="P20">0x8D</text:p>
          </table:table-cell>
          <table:table-cell table:style-name="Table3.A2" office:value-type="string">
            <text:p text:style-name="P20">0xA2-0xA3</text:p>
          </table:table-cell>
          <table:table-cell table:style-name="Table3.A2" office:value-type="string">
            <text:p text:style-name="P20">0xA8</text:p>
          </table:table-cell>
          <table:table-cell table:style-name="Table3.A2" office:value-type="string">
            <text:p text:style-name="P20">0xA9</text:p>
          </table:table-cell>
          <table:table-cell table:style-name="Table3.J2" office:value-type="string">
            <text:p text:style-name="P20">0xAA</text:p>
          </table:table-cell>
        </table:table-row>
        <table:table-row>
          <table:table-cell table:style-name="Table3.A2" table:number-columns-spanned="2" office:value-type="string">
            <text:p text:style-name="P19">Byte 2</text:p>
          </table:table-cell>
          <table:covered-table-cell/>
          <table:table-cell table:style-name="Table3.A2" table:number-rows-spanned="6" office:value-type="string">
            <text:p text:style-name="P21">Requesting NodeID</text:p>
          </table:table-cell>
          <table:table-cell table:style-name="Table3.A2" table:number-rows-spanned="6" office:value-type="string">
            <text:p text:style-name="P20">Locking NodeID</text:p>
          </table:table-cell>
          <table:table-cell table:style-name="Table3.A2" office:value-type="string">
            <text:p text:style-name="P17">Number to reserve (3 bits, 1-8) </text:p>
            <text:p text:style-name="P22"><text:s/></text:p>
          </table:table-cell>
          <table:table-cell table:style-name="Table3.A2" table:number-rows-spanned="7" office:value-type="string">
            <text:p text:style-name="P16">New Unique EventI D </text:p>
            <text:p text:style-name="P15">(8 bytes, 1-8 times) </text:p>
            <text:p text:style-name="P16"><text:s/></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table:number-rows-spanned="6" office:value-type="string">
            <text:p text:style-name="P20">Target NodeID</text:p>
          </table:table-cell>
        </table:table-row>
        <table:table-row>
          <table:table-cell table:style-name="Table3.A2" table:number-columns-spanned="2" office:value-type="string">
            <text:p text:style-name="P19">Byte 3</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4</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5</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6</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7</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Remainder</text:p>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
      <text:p text:style-name="P18"><text:change-end text:change-id="ct1323127072"/></text:p>
      <text:h text:style-name="Heading_20_1" text:outline-level="1">Stuff to be merged into the above</text:h>
      <text:h text:style-name="Heading_20_2" text:outline-level="2">Environment of Protocol</text:h>
      <text:h text:style-name="Heading_20_3" text:outline-level="3">Requirements</text:h>
      <text:list xml:id="list4954496994994315780" text:style-name="L2">
        <text:list-item>
          <text:p text:style-name="P25">Nodes must carry enough context that a stand-alone configuration tool can provide a useful human interface without getting any data from an external source, e.g. needing an Internet download to handle a new node type.</text:p>
        </text:list-item>
        <text:list-item>
          <text:p text:style-name="P25"><text:soft-page-break/>It must be possible to configure a node entirely over the OpenLCB, without physical interactions, e.g. pushing buttons. This configuration must be compatible with local configuration, including e.g. the Blue/Gold method.</text:p>
        </text:list-item>
        <text:list-item>
          <text:p text:style-name="P25">It must be possible to configure one or more nodes while the rest of the OpenLCB is operating normally.</text:p>
        </text:list-item>
        <text:list-item>
          <text:p text:style-name="P25">It must be possible to read, store, and reload the configuration of a node.</text:p>
        </text:list-item>
      </text:list>
      <text:h text:style-name="Heading_20_3" text:outline-level="3" text:is-list-header="true">Preferences</text:h>
      <text:list xml:id="list4864053237815439777" text:style-name="L3">
        <text:list-item>
          <text:p text:style-name="P26">Small nodes shouldn't need a lot of processing power, e.g. to compress or decompress data in real time. Memory usage should also be limited, but is a second priority.</text:p>
        </text:list-item>
        <text:list-item>
          <text:p text:style-name="P26">Configuration operations should be state-less and idempotent to simplify software at both ends.</text:p>
        </text:list-item>
        <text:list-item>
          <text:p text:style-name="P2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6">For efficiency, atomic reads or writes of small amounts of data should fit into a single-frame CAN datagram. Single-bit writes also add efficiency. </text:p>
        </text:list-item>
        <text:list-item>
          <text:p text:style-name="P26">Multiple address spaces make it easier to handle multiple types of data.</text:p>
        </text:list-item>
        <text:list-item>
          <text:p text:style-name="P26">For large transfers, it's desirable to be able to use streams. Not all nodes support them, though, so it must be possible to enquire about capabilities.</text:p>
        </text:list-item>
        <text:list-item>
          <text:p text:style-name="P26">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1390506400"/>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1390507632"/>Reminder: The P/C protocol requires that an IdentifyPr<text:change-end text:change-id="ct1390507632"/><text:change-start text:change-id="ct1390598512"/>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1390598512"/><text:change-start text:change-id="ct1390547696"/>diately, the node should emit the necessary messages immediately. <text:s/>It's not necessary for the node to check whether the new Event ID is already produced or consumed; redundant Ident<text:change-end text:change-id="ct1390547696"/><text:change-start text:change-id="ct1390599056"/>ify messages are not a problem.<text:change-end text:change-id="ct1390599056"/><text:change-start text:change-id="ct1293900736"/></text:p>
      <text:p text:style-name="Standard"/>
      <text:p text:style-name="Standard"><text:soft-page-break/>No timing requirement on read-reply – might take a long time if backed by e.g. a CV read. Can't send another request until reply <text:span text:style-name="T6">received. (How recover? Is that state subject to “in Initialized”?)</text:span></text:p>
      <text:p text:style-name="Standard">If data not available, just return zero <text:change-end text:change-id="ct1293900736"/><text:change-start text:change-id="ct1390499360"/>bytes on read.</text:p>
      <text:p text:style-name="Standard">How is a failed write indicated?</text:p>
      <text:p text:style-name="Standard">Writes are thought to be fast enough that <text:span text:style-name="T6">the</text:span> datagram reply provides throttling.<text:change-end text:change-id="ct139049936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3.2.1.1 Get initial information<text:tab/>4</text:p>
          <text:p text:style-name="P10"><text:s/>3.2.1.2 Write byte<text:tab/>4</text:p>
          <text:p text:style-name="P10"><text:s/>3.2.1.3 Write 64 bytes<text:tab/>4</text:p>
          <text:p text:style-name="P10"><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546467488" text:id="ct546467488">
            <text:deletion>
              <office:change-info>
                <dc:creator>Bob Jacobsen</dc:creator>
                <dc:date>2013-02-06T22:34:00</dc:date>
              </office:change-info>
              <text:p text:style-name="MP4"><text:span text:style-name="Page_20_Number"><text:span text:style-name="MT2"><text:date style:data-style-name="N116" text:date-value="2013-02-06T22:34:05">2/6/2013</text:date></text:span></text:span></text:p>
            </text:deletion>
          </text:changed-region>
          <text:changed-region xml:id="ct1390634416" text:id="ct1390634416">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change text:change-id="ct546467488"/><text:change-start text:change-id="ct1390634416"/><text:span text:style-name="Page_20_Number"><text:span text:style-name="MT2"><text:date style:data-style-name="N75" text:date-value="2013-02-06T22:34:05">Feb 6, 2013</text:date></text:span></text:span><text:change-end text:change-id="ct139063441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4:05">Feb 6, 2013</text:date></text:p>
            </table:table-cell>
            <table:table-cell table:style-name="Table1.C1" office:value-type="string">
              <text:p text:style-name="MP7">Preliminary</text:p>
            </table:table-cell>
          </table:table-row>
        </table:table>
        <text:p text:style-name="Header"/>
      </style:header>
      <style:footer>
        <text:tracked-changes>
          <text:changed-region xml:id="ct1390581520" text:id="ct1390581520">
            <text:deletion>
              <office:change-info>
                <dc:creator>Bob Jacobsen</dc:creator>
                <dc:date>2013-02-06T22:34:00</dc:date>
              </office:change-info>
              <text:p text:style-name="MP8"><text:span text:style-name="Page_20_Number"><text:span text:style-name="MT4"><text:date style:data-style-name="N116" text:date-value="2013-02-06T22:34:05">2/6/2013</text:date></text:span></text:span></text:p>
            </text:deletion>
          </text:changed-region>
          <text:changed-region xml:id="ct1208897232" text:id="ct1208897232">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change text:change-id="ct1390581520"/><text:change-start text:change-id="ct1208897232"/><text:span text:style-name="Page_20_Number"><text:span text:style-name="MT2"><text:date style:data-style-name="N75" text:date-value="2013-02-06T22:34:05">Feb 6, 2013</text:date></text:span></text:span><text:change-end text:change-id="ct120889723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8</meta:editing-cycles>
    <meta:editing-duration>PT12H25M27S</meta:editing-duration>
    <meta:generator>OpenOffice.org/3.4.1$Unix OpenOffice.org_project/341m1$Build-9593</meta:generator>
    <dc:date>2013-02-06T22:34:05</dc:date>
    <dc:creator>Bob Jacobsen</dc:creator>
    <meta:document-statistic meta:table-count="4" meta:image-count="1" meta:object-count="0" meta:page-count="11" meta:paragraph-count="417" meta:word-count="2634" meta:character-count="15843"/>
    <meta:user-defined meta:name="Info 1"/>
    <meta:user-defined meta:name="Info 2"/>
    <meta:user-defined meta:name="Info 3"/>
    <meta:user-defined meta:name="Info 4"/>
  </office:meta>
</office:document-meta>
</file>